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0065579470838" calcext:value-type="float">
            <text:p>6.56E-05</text:p>
          </table:table-cell>
          <table:table-cell office:value-type="float" office:value="0.0000000000373385829569" calcext:value-type="float">
            <text:p>3.73E-11</text:p>
          </table:table-cell>
          <table:table-cell office:value-type="float" office:value="0.000000000334425196174" calcext:value-type="float">
            <text:p>3.34E-10</text:p>
          </table:table-cell>
          <table:table-cell office:value-type="float" office:value="0.0000000000650672783339" calcext:value-type="float">
            <text:p>6.51E-11</text:p>
          </table:table-cell>
          <table:table-cell office:value-type="float" office:value="0.00864638748813" calcext:value-type="float">
            <text:p>0.0086463875</text:p>
          </table:table-cell>
          <table:table-cell office:value-type="float" office:value="0.00000169051193621" calcext:value-type="float">
            <text:p>1.69E-06</text:p>
          </table:table-cell>
          <table:table-cell office:value-type="float" office:value="0.000017340967767" calcext:value-type="float">
            <text:p>1.73E-05</text:p>
          </table:table-cell>
          <table:table-cell office:value-type="float" office:value="0.000000496674314711" calcext:value-type="float">
            <text:p>4.97E-07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00615708525492" calcext:value-type="float">
            <text:p>6.16E-05</text:p>
          </table:table-cell>
          <table:table-cell office:value-type="float" office:value="0.0000000000371627659139" calcext:value-type="float">
            <text:p>3.72E-11</text:p>
          </table:table-cell>
          <table:table-cell office:value-type="float" office:value="0.000000000292358506706" calcext:value-type="float">
            <text:p>2.92E-10</text:p>
          </table:table-cell>
          <table:table-cell office:value-type="float" office:value="0.0000000000594622202662" calcext:value-type="float">
            <text:p>5.95E-11</text:p>
          </table:table-cell>
          <table:table-cell office:value-type="float" office:value="0.00833650902362" calcext:value-type="float">
            <text:p>0.008336509</text:p>
          </table:table-cell>
          <table:table-cell office:value-type="float" office:value="0.00000138790607406" calcext:value-type="float">
            <text:p>1.39E-06</text:p>
          </table:table-cell>
          <table:table-cell office:value-type="float" office:value="0.0000154917996136" calcext:value-type="float">
            <text:p>1.55E-05</text:p>
          </table:table-cell>
          <table:table-cell office:value-type="float" office:value="0.000000463517911977" calcext:value-type="float">
            <text:p>4.64E-07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00617481683805" calcext:value-type="float">
            <text:p>6.17E-05</text:p>
          </table:table-cell>
          <table:table-cell office:value-type="float" office:value="0.0000000000355210937346" calcext:value-type="float">
            <text:p>3.55E-11</text:p>
          </table:table-cell>
          <table:table-cell office:value-type="float" office:value="0.000000000294756616589" calcext:value-type="float">
            <text:p>2.95E-10</text:p>
          </table:table-cell>
          <table:table-cell office:value-type="float" office:value="0.0000000000597554117141" calcext:value-type="float">
            <text:p>5.98E-11</text:p>
          </table:table-cell>
          <table:table-cell office:value-type="float" office:value="0.00833771007993" calcext:value-type="float">
            <text:p>0.0083377101</text:p>
          </table:table-cell>
          <table:table-cell office:value-type="float" office:value="0.00000133229882764" calcext:value-type="float">
            <text:p>1.33E-06</text:p>
          </table:table-cell>
          <table:table-cell office:value-type="float" office:value="0.0000155194271159" calcext:value-type="float">
            <text:p>1.55E-05</text:p>
          </table:table-cell>
          <table:table-cell office:value-type="float" office:value="0.00000046563419613" calcext:value-type="float">
            <text:p>4.66E-07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0617580286047" calcext:value-type="float">
            <text:p>6.18E-05</text:p>
          </table:table-cell>
          <table:table-cell office:value-type="float" office:value="0.0000000000355934588859" calcext:value-type="float">
            <text:p>3.56E-11</text:p>
          </table:table-cell>
          <table:table-cell office:value-type="float" office:value="0.000000000294840620043" calcext:value-type="float">
            <text:p>2.95E-10</text:p>
          </table:table-cell>
          <table:table-cell office:value-type="float" office:value="0.0000000000597524848163" calcext:value-type="float">
            <text:p>5.98E-11</text:p>
          </table:table-cell>
          <table:table-cell office:value-type="float" office:value="0.00833374410265" calcext:value-type="float">
            <text:p>0.0083337441</text:p>
          </table:table-cell>
          <table:table-cell office:value-type="float" office:value="0.00000132373358885" calcext:value-type="float">
            <text:p>1.32E-06</text:p>
          </table:table-cell>
          <table:table-cell office:value-type="float" office:value="0.0000155043724643" calcext:value-type="float">
            <text:p>1.55E-05</text:p>
          </table:table-cell>
          <table:table-cell office:value-type="float" office:value="0.000000465125243585" calcext:value-type="float">
            <text:p>4.65E-07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0000617566856814" calcext:value-type="float">
            <text:p>6.18E-05</text:p>
          </table:table-cell>
          <table:table-cell office:value-type="float" office:value="0.0000000000355659295731" calcext:value-type="float">
            <text:p>3.56E-11</text:p>
          </table:table-cell>
          <table:table-cell office:value-type="float" office:value="0.000000000294835290864" calcext:value-type="float">
            <text:p>2.95E-10</text:p>
          </table:table-cell>
          <table:table-cell office:value-type="float" office:value="0.0000000000597522244122" calcext:value-type="float">
            <text:p>5.98E-11</text:p>
          </table:table-cell>
          <table:table-cell office:value-type="float" office:value="0.00833371959525" calcext:value-type="float">
            <text:p>0.0083337196</text:p>
          </table:table-cell>
          <table:table-cell office:value-type="float" office:value="0.00000132297004498" calcext:value-type="float">
            <text:p>1.32E-06</text:p>
          </table:table-cell>
          <table:table-cell office:value-type="float" office:value="0.0000155043643298" calcext:value-type="float">
            <text:p>1.55E-05</text:p>
          </table:table-cell>
          <table:table-cell office:value-type="float" office:value="0.000000465143140894" calcext:value-type="float">
            <text:p>4.65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3:56:30.773101459</meta:creation-date>
    <dc:date>2018-08-08T16:39:35.266326445</dc:date>
    <meta:editing-duration>PT2H33M4S</meta:editing-duration>
    <meta:editing-cycles>1</meta:editing-cycles>
    <meta:document-statistic meta:table-count="1" meta:cell-count="4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minimum="0.00006" chart:maximum="0.0000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5" svg:x="1.331cm" svg:y="0.18cm" svg:width="12.086cm" svg:height="7.659cm">
          <chartooo:coordinate-region svg:x="2.02cm" svg:y="0.18cm" svg:width="10.707cm" svg:height="7.012cm"/>
          <chart:axis chart:dimension="x" chart:name="primary-x" chart:style-name="ch4">
            <chart:title svg:x="5.372cm" svg:y="8.019cm" chart:style-name="ch5">
              <text:p>convergence measure limit</text:p>
            </chart:title>
          </chart:axis>
          <chart:axis chart:dimension="y" chart:name="primary-y" chart:style-name="ch6">
            <chart:title svg:x="0.451cm" svg:y="4.635cm" chart:style-name="ch7">
              <text:p>L2 error</text:p>
            </chart:title>
            <chart:grid chart:style-name="ch8" chart:class="major"/>
          </chart:axis>
          <chart:series chart:style-name="ch9" chart:values-cell-range-address="Sheet1.B1:Sheet1.B5" chart:class="chart:scatter">
            <chart:domain table:cell-range-address="Sheet1.A1:Sheet1.A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5</svg:desc>
                </draw:g>
              </table:table-cell>
              <table:table-cell office:value-type="float" office:value="0.000065579470838">
                <text:p>0.000065579470838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0615708525492">
                <text:p>0.0000615708525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0617481683805">
                <text:p>0.000061748168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17580286047">
                <text:p>0.000061758028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617566856814">
                <text:p>0.0000617566856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